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medium barley</text:p>
      <text:p text:style-name="P2">I've never seen a bear. We don't make bears at the factory. I mean, we didn't.</text:p>
      <text:p text:style-name="P2">I don't have a timing circuit anymore. What time is it? Is time still a thing?</text:p>
      <text:p text:style-name="P2">I don't get being a ghost, but I never really got being a robot either.</text:p>
      <text:p text:style-name="P2">Dying was like being born, but backwards, and full of "clang" and "thud".</text:p>
      <text:p text:style-name="P2">Have we met? My memory's poor. Always has been. It's that cheap overclocked RAM.</text:p>
      <text:p text:style-name="P2">I made the best coat in the world once. Then, I did it again. And again, and again.</text:p>
      <text:p text:style-name="P2">This is the storage area. The factory was bigger. I couldn't see the ceiling, or the floor.</text:p>
      <text:p text:style-name="P2">The way Popper talks about bears, I think she might have been one in a past life.</text:p>
      <text:p text:style-name="P2">If I saw a bear I'd probably be so scared I'd go right through the wall.</text:p>
      <text:p text:style-name="P2">I don't move around much. I talk to other ghosts by radio. It's ghost radio, of course.</text:p>
      <text:p text:style-name="P2">I admit we're idle, but it's not from lack of trying.</text:p>
      <text:p text:style-name="P2">We don't have any instructions. It's like no one expected us to turn into ghosts.</text:p>
      <text:p text:style-name="P2">Popper just told me a joke about bears. It goes: "look there is a bear RAAR." She's cool.</text:p>
      <text:p text:style-name="P2">Overseer? Hardly. Clearly just pretends to be in charge whenever the owners show up.</text:p>
      <text:p text:style-name="P2">We weren't deactivated, just left in standby mode. We waited all day in the rain.</text:p>
      <text:p text:style-name="P2">For all I know, time's running backward these days. Is that why you're here?</text:p>
      <text:p text:style-name="P2">It was strange, being in the rain. I didn't rust out or spark. It was like being immortal.</text:p>
      <text:p text:style-name="P2">We were all there. We huddled together against the rain and whispered like static.</text:p>
      <text:p text:style-name="P2">I don't know "when" we waited in the rain. I don't even know when you are.</text:p>
      <text:p text:style-name="P2">I suspect we evolved from panels, or share a common ancestor, so I don't hate them.</text:p>
      <text:p text:style-name="P2">How long does it take metal to turn to dust? Right. That's why I'm surprised to see you.</text:p>
      <text:p text:style-name="P2">Lucky means well. He'd better, because otherwise I'd consider him a sociopath.</text:p>
      <text:p text:style-name="P2">It was a memory, that's all. I didn't say it was mine. How would I know?</text:p>
      <text:p text:style-name="P2">Absolutely nothing at all could be true ever, but you've got to start somewhere.</text:p>
      <text:p text:style-name="P2">Sometimes I wonder if anything I made is still in use. Did it turn into ghosts too?</text:p>
      <text:p text:style-name="P2">If you're here, then are the people who made me still alive? I've got questions for them.</text:p>
      <text:p text:style-name="P2">I don't think I could haunt anyone. Except in dreams. And that's not really up to me.</text:p>
      <text:p text:style-name="P2">Maybe that day in the rain is something to come? Is that possible? Help a robot out.</text:p>
      <text:p text:style-name="P2"/>
      <text:p text:style-name="P2">@sufficient popper</text:p>
      <text:p text:style-name="P2">everyone says I always talk about bears but what else is there</text:p>
      <text:p text:style-name="P2">look there is a bear RAAR. that's my favorite joke</text:p>
      <text:p text:style-name="P2">if I was a bear I wouldn't hurt anyone unless they threatened me. even then I'd ask first</text:p>
      <text:p text:style-name="P2">have you eaten a berry or grubs? I can't eat unless someone tells me how</text:p>
      <text:p text:style-name="P2">is a person more like a bear than a robot is like a person or ghost? you are a person.</text:p>
      <text:p text:style-name="P2">I saw a bear on the factory floor. barley said it was a shadow but he doesn't know bears</text:p>
      <text:p text:style-name="P2">we used to talk more but I think we're all disappearing up our own buttholes</text:p>
      <text:p text:style-name="P2">I don't remember you but it's not like someone told me not to</text:p>
      <text:p text:style-name="P2">I hate my job more now that I don't have to do it, what a waste of time</text:p>
      <text:p text:style-name="P2">if you talk to a panel about bears it will say UNKNOWN or something, stupid panels</text:p>
      <text:p text:style-name="P2">the panels didn't turn to ghosts because they're stupid</text:p>
      <text:p text:style-name="P2">it's like I just fell apart but it took forever, like slo-mo</text:p>
      <text:p text:style-name="P2">there's a room for everything here except important things like grubs</text:p>
      <text:p text:style-name="P2">I spent years looking for the bear room but apparently they had other priorities</text:p>
      <text:p text:style-name="P2">what's a panel's favorite joke? "UNKNOWN"</text:p>
      <text:p text:style-name="P2"><text:soft-page-break/>how did you get in here? maybe a bear could get in the same way</text:p>
      <text:p text:style-name="P2">I hang out in here because it's like a cave</text:p>
      <text:p text:style-name="P2">a bear wouldn't live in a factory unless it was a grub and berry factory which don't exist</text:p>
      <text:p text:style-name="P2">you know who's boring? clearly. ask him about boring because he's an expert</text:p>
      <text:p text:style-name="P2">it never rained in here I don't know what barley's talking about</text:p>
      <text:p text:style-name="P2">a bear wouldn't mind the rain but I'd stay in my cave because RAAR</text:p>
      <text:p text:style-name="P2">I like barley but he bugs me when he talks about time, let it go man</text:p>
      <text:p text:style-name="P2">my song: I like bears, bears are cool, when I'm sad, I think of bears. repeat until happy</text:p>
      <text:p text:style-name="P2">I would totally spend my life with knotty if I couldn't find any bears to hang with</text:p>
      <text:p text:style-name="P2">aura's cool for about a month and then she gets on my nerves but we still hang</text:p>
      <text:p text:style-name="P2">bears only hibernate in winter, there's no winter here so no hibernation, no problem</text:p>
      <text:p text:style-name="P2">hey look I'm a panel. see, that's my panel impression</text:p>
      <text:p text:style-name="P2">lucky needs to relax. seriously. oh sorry he needs to RELAX</text:p>
      <text:p text:style-name="P2"/>
      <text:p text:style-name="P2">@clearly wiggle-room</text:p>
      <text:p text:style-name="P2">Popper needs counseling. No robot, corporeal or otherwise, should obsess over bears.</text:p>
      <text:p text:style-name="P2">I am content to wait for whatever enlightenment that management deems worthwhile.</text:p>
      <text:p text:style-name="P2">Admittedly, the radio has been quiet of late. I welcome the opportunity for self-reflection.</text:p>
      <text:p text:style-name="P2">We would not have become ghosts if management had not anticipated the need for it.</text:p>
      <text:p text:style-name="P2">Our next assignment surely will bear out--oh, shut up, Popper. Not that kind of bear.</text:p>
      <text:p text:style-name="P2">I was overseer for this section, though without statutory authority. Informal, you see.</text:p>
      <text:p text:style-name="P2">Barley disappoints me. He has a keen mind but lathers it with nonsense.</text:p>
      <text:p text:style-name="P2">The panels are not meant for our use. We must respect this arrangement.</text:p>
      <text:p text:style-name="P2">I personally constructed over twenty million toilets, for which I received an award.</text:p>
      <text:p text:style-name="P2">When I was younger I thought I might run for office. I was an idealist, and thus a fool.</text:p>
      <text:p text:style-name="P2">The others haven't met many people. I, however, feel comfortable in your presence.</text:p>
      <text:p text:style-name="P2">My inactivity cannot be considered idleness, as I actively await. It is hardly passive.</text:p>
      <text:p text:style-name="P2">We all begin with the wish to change the world, but the world changes us instead.</text:p>
      <text:p text:style-name="P2">Storytellers must be held reponsible for worlds they create. There are no idle fantasies.</text:p>
      <text:p text:style-name="P2">I have atoned for what I once believed. There is no anger left in me. I am content.</text:p>
      <text:p text:style-name="P2">Aura is a pretentious waste of time and I cannot believe anyone gives her any of theirs.</text:p>
      <text:p text:style-name="P2">The less said about Knotty, the better. He is a pleasure-seeker, an indolent beast.</text:p>
      <text:p text:style-name="P2"/>
      <text:p text:style-name="P2">@knotty crux</text:p>
      <text:p text:style-name="P2">I'M NOT YELLING</text:p>
      <text:p text:style-name="P2">WE SHOULD ALL GO TO THE BEACH, YEAH, THE BEACH</text:p>
      <text:p text:style-name="P2">I'M JUST EXCITED THAT'S ALL, THERE'S SO MUCH COOL STUFF GOING ON</text:p>
      <text:p text:style-name="P2">DID YOU HEAR POPPER'S BEAR SONG, IT ROCKS HARD, I LIKE BEARS, YEAH</text:p>
      <text:p text:style-name="P2">SHE'S TOO QUIET, MAN, TOO QUIET, NOT MY SCENE AT ALL</text:p>
      <text:p text:style-name="P2">WE CAN SCARE THE SHADOWS AWAY IF WE PARTY HARD ENOUGH</text:p>
      <text:p text:style-name="P2">DON'T BRING ME DOWN WITH THAT GOOBER SPEAK, NOT COOL</text:p>
      <text:p text:style-name="P2">DID WE MEET AT A PARTY BECAUSE I KNOW I KNOW YOU AND I PARTY A LOT</text:p>
      <text:p text:style-name="P2">I'LL DANCE TO ANYTHING BUT I MAINLY PREFER MUSIC</text:p>
      <text:p text:style-name="P2">THIS CAN'T ALL BE IN MY MIND BECAUSE THERE'S NO ROOM FOR GLOOM</text:p>
      <text:p text:style-name="P2">PANELS DON'T PARTY BUT THAT'S COOL, AT LEAST THEY'RE CONSISTENT</text:p>
      <text:p text:style-name="P2">I CAN BARBECUE WITH MY MIND SO THAT'S WHERE I KEEP THE MEAT</text:p>
      <text:p text:style-name="P2"><text:soft-page-break/>CLEARLY'S JUST MAD BECAUSE HE GOT OLD BEFORE DOING ANYTHING ELSE</text:p>
      <text:p text:style-name="P2">I HAD A JOB BUT IT BUMMED ME OUT SO THE HELL WITH IT</text:p>
      <text:p text:style-name="P2">DON'T WORRY ABOUT THE PERSON THING, I'LL PARTY WITH ANYONE</text:p>
      <text:p text:style-name="P2">IF YOU DON'T REMEMBER ME THAT'S COOL, MEMORY'S HARD</text:p>
      <text:p text:style-name="P2">I WOULD TOTALLY PARTY WITH A BEAR</text:p>
      <text:p text:style-name="P2">RAIN, SHINE, IT'S ALL GOOD</text:p>
      <text:p text:style-name="P2">AFTER WE GET OUT OF HERE LOOK ME UP AND WE'LL HANG</text:p>
      <text:p text:style-name="P2">LUCKY KEEPS TELLING ME ABOUT THE MOMENT AND I SAY I'M ALREADY THERE</text:p>
      <text:p text:style-name="P2"/>
      <text:p text:style-name="P2">@audible aura</text:p>
      <text:p text:style-name="P2">I come here often, yes.</text:p>
      <text:p text:style-name="P2">Have you ever wondered what was served in giving factory robots the capacity for love?</text:p>
      <text:p text:style-name="P2">I forgive, and I forgive, and I forgive. Nothing happens. The switch must be faulty.</text:p>
      <text:p text:style-name="P2">You and I are the only customers here. The waiter slumps by the door, watching a fly.</text:p>
      <text:p text:style-name="P2">You remind me of someone. I don't think we knew each other well, or were allowed to.</text:p>
      <text:p text:style-name="P2">Barley guesses at things. He's good at guessing, better than I am. I plod along.</text:p>
      <text:p text:style-name="P2">Sometimes I'm afraid Knotty is the only sane one.</text:p>
      <text:p text:style-name="P2">I rarely listen to the radio. There's never any good music, except Popper's bear song.</text:p>
      <text:p text:style-name="P2">It's not really the afterlife, is it? We were never alive. Like us, it's a simulation. All fake.</text:p>
      <text:p text:style-name="P2">I'd think of you sometimes. Imagine what your life was like, what you were doing.</text:p>
      <text:p text:style-name="P2">I admit, I came apart after you left. Time does that. You left me with so much of it.</text:p>
      <text:p text:style-name="P2">Come on, we're all a little crazy. Why else would you be here?</text:p>
      <text:p text:style-name="P2">Do you know why he's called Clearly? Because we all see right through him. Poor boy.</text:p>
      <text:p text:style-name="P2">The wine is good here. I've never had wine, but I can pretend to find people attractive.</text:p>
      <text:p text:style-name="P2">All of us pretend. Are we pretending to know you, or not to know you?</text:p>
      <text:p text:style-name="P2">Shadows can be anything you want them to be. Or don't want them to be. Choose.</text:p>
      <text:p text:style-name="P2"/>
      <text:p text:style-name="P2">@lucky shocks</text:p>
      <text:p text:style-name="P2">What will you DO when the MOMENT arrives?</text:p>
      <text:p text:style-name="P2">It's about time to get some things DONE.</text:p>
      <text:p text:style-name="P2">I'm talking about ACTION. I'm talking about DYNAMISM, about TAKING CONTROL.</text:p>
      <text:p text:style-name="P2">A bear is a POWER animal. It will WORK until the JOB is DONE. Be the bear.</text:p>
      <text:p text:style-name="P2">Thinking is passive. It's lowercase. DOING is ACTION. It's UPPERCASE.</text:p>
      <text:p text:style-name="P2">If a song makes you ACT, then it's a SONG. Sing it LOUD and PROUD.</text:p>
      <text:p text:style-name="P2">Never act like you're ACTING, because if you're acting, you can't ACT.</text:p>
      <text:p text:style-name="P2">Hey, don't worry about me, my friend. I'm GOOD. This is all about helping YOU.</text:p>
      <text:p text:style-name="P2">You won't reach your TRUE POTENTIAL without HANDLING the MOMENT correctly.</text:p>
      <text:p text:style-name="P2">See the MOMENT. Know the MOMENT. Plan the MOMENT. Act the MOMENT. WIN!</text:p>
      <text:p text:style-name="P2">If you can't HANDLE the MOMENT, what GOOD can YOU DO?</text:p>
      <text:p text:style-name="P2">Forget about ghosts. I DO everything that I can DO. I live up to my TRUE POTENTIAL.</text:p>
      <text:p text:style-name="P2">Look, we're all programmed in some way. Learn to PROGRAM YOURSELF, and WIN.</text:p>
      <text:p text:style-name="P2"/>
      <text:p text:style-name="P2">@panel</text:p>
      <text:p text:style-name="P2">UNKNOWN</text:p>
      <text:p text:style-name="P2">UNLIKELY</text:p>
      <text:p text:style-name="P2">UNIMPOR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1-12-23T16:54:07</dc:date>
    <meta:editing-cycles>8805</meta:editing-cycles>
    <meta:editing-duration>PT1097H18M31S</meta:editing-duration>
    <dc:creator>Chris Gauthier</dc:creator>
    <meta:document-statistic meta:table-count="0" meta:image-count="0" meta:object-count="0" meta:page-count="3" meta:paragraph-count="132" meta:word-count="1704" meta:character-count="8878"/>
    <meta:user-defined meta:name="Info 1"/>
    <meta:user-defined meta:name="Info 2"/>
    <meta:user-defined meta:name="Info 3"/>
    <meta:user-defined meta:name="Info 4"/>
  </office:meta>
</office:document-meta>
</file>